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4.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1.15cm" fo:min-width="1.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f200" draw:fill="solid" draw:fill-color="#fffbcc" draw:textarea-horizontal-align="justify" draw:textarea-vertical-align="middle" draw:auto-grow-height="false" fo:min-height="1.15cm" fo:min-width="1.9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1.9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2.7cm" style:writing-mode="lr-tb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cm" fo:margin-bottom="0cm" fo:text-align="center"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solid" draw:fill-color="#72bf44"/>
      <style:paragraph-properties fo:text-align="center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solid" draw:fill-color="#fffbcc"/>
      <style:paragraph-properties fo:text-align="center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-FR 2019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1" xml:id="id2" draw:id="id2" draw:layer="layout" svg:width="4.6cm" svg:height="1.6cm" svg:x="11cm" svg:y="14.893cm">
          <text:p text:style-name="P1"><text:span text:style-name="T1">Str2st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1.6cm" svg:x="11cm" svg:y="3.8cm">
          <text:p text:style-name="P1"><text:span text:style-name="T1">Str2str</text:span></text:p>
          <text:p text:style-name="P1"><text:span text:style-name="T1">Ntri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4cm" svg:height="1.4cm" svg:x="17.983cm" svg:y="1.6cm">
          <text:p text:style-name="P2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4cm" svg:height="1.4cm" svg:x="17.983cm" svg:y="14.993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2cm" svg:y1="3.5cm" svg:x2="11cm" svg:y2="15.693cm" draw:start-shape="id1" draw:start-glue-point="2" draw:end-shape="id2" draw:end-glue-point="3" svg:d="M7200 3500v12193h3800" svg:viewBox="0 0 3801 12194">
          <text:p/>
        </draw:connector>
        <draw:connector draw:style-name="gr4" draw:text-style-name="P5" draw:layer="layout" svg:x1="7.2cm" svg:y1="3.5cm" svg:x2="11cm" svg:y2="4.6cm" draw:start-shape="id1" draw:start-glue-point="2" draw:end-shape="id3" draw:end-glue-point="3" svg:d="M7200 3500v1100h3800" svg:viewBox="0 0 3801 1101">
          <text:p/>
        </draw:connector>
        <draw:connector draw:style-name="gr4" draw:text-style-name="P5" draw:layer="layout" svg:x1="15.6cm" svg:y1="15.693cm" svg:x2="17.983cm" svg:y2="15.693cm" draw:start-shape="id2" draw:start-glue-point="1" draw:end-shape="id4" svg:d="M15600 15693h2383" svg:viewBox="0 0 2384 1">
          <text:p/>
        </draw:connector>
        <draw:connector draw:style-name="gr4" draw:text-style-name="P5" draw:layer="layout" svg:x1="15.6cm" svg:y1="4.6cm" svg:x2="19.183cm" svg:y2="3cm" draw:start-shape="id3" draw:start-glue-point="1" draw:end-shape="id5" draw:end-glue-point="2" svg:d="M15600 4600h3583v-1600" svg:viewBox="0 0 3584 1601">
          <text:p/>
        </draw:connector>
        <draw:custom-shape draw:style-name="gr5" draw:text-style-name="P2" xml:id="id6" draw:id="id6" draw:layer="layout" svg:width="2.2cm" svg:height="1cm" svg:x="1.877cm" svg:y="1.794cm">
          <text:p text:style-name="P2"><text:span text:style-name="T1">ttyS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0.383cm" svg:y1="2.3cm" svg:x2="22.948cm" svg:y2="2.31cm" draw:start-shape="id5" draw:start-glue-point="1" svg:d="M20383 2300l2565 10" svg:viewBox="0 0 2566 11">
          <text:p/>
        </draw:connector>
        <draw:connector draw:style-name="gr6" draw:text-style-name="P5" draw:layer="layout" draw:type="line" svg:x1="5.6cm" svg:y1="2.3cm" svg:x2="4.077cm" svg:y2="2.294cm" draw:start-shape="id1" draw:start-glue-point="3" draw:end-shape="id6" draw:end-glue-point="1" svg:d="M5600 2300l-1523-6" svg:viewBox="0 0 1524 7">
          <text:p/>
        </draw:connector>
        <draw:custom-shape draw:style-name="gr1" draw:text-style-name="P1" xml:id="id7" draw:id="id7" draw:layer="layout" svg:width="4.6cm" svg:height="1.6cm" svg:x="11cm" svg:y="9.376cm">
          <text:p text:style-name="P1"><text:span text:style-name="T1">Str2str</text:span></text:p>
          <text:p text:style-name="P1"><text:span text:style-name="T1">Rtcm tcp sv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6cm" svg:y1="10.176cm" svg:x2="19.183cm" svg:y2="3cm" draw:start-shape="id7" draw:start-glue-point="1" draw:end-shape="id5" draw:end-glue-point="2" svg:d="M15600 10176h3583v-7176" svg:viewBox="0 0 3584 7177">
          <text:p/>
        </draw:connector>
        <draw:connector draw:style-name="gr4" draw:text-style-name="P5" draw:layer="layout" svg:x1="7.2cm" svg:y1="3.5cm" svg:x2="11cm" svg:y2="10.176cm" draw:start-shape="id1" draw:start-glue-point="2" draw:end-shape="id7" draw:end-glue-point="3" svg:d="M7200 3500v6676h3800" svg:viewBox="0 0 3801 6677">
          <text:p/>
        </draw:connector>
        <draw:connector draw:style-name="gr4" draw:text-style-name="P5" draw:layer="layout" svg:x1="8.8cm" svg:y1="2.3cm" svg:x2="17.983cm" svg:y2="2.3cm" draw:start-shape="id1" draw:start-glue-point="1" draw:end-shape="id5" draw:end-glue-point="3" svg:d="M8800 2300h9183" svg:viewBox="0 0 9184 1">
          <text:p/>
        </draw:connector>
        <draw:custom-shape draw:style-name="gr1" draw:text-style-name="P1" xml:id="id8" draw:id="id8" draw:layer="layout" svg:width="4.6cm" svg:height="1.6cm" svg:x="11cm" svg:y="16.75cm">
          <text:p text:style-name="P1"><text:span text:style-name="T1">Gp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2.4cm" svg:height="1.4cm" svg:x="17.983cm" svg:y="16.85cm">
          <text:p text:style-name="P2"><text:span text:style-name="T1">Chro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xml:id="id10" draw:id="id10" draw:layer="layout" draw:line-skew="-1.675cm" svg:x1="7.15cm" svg:y1="3.525cm" svg:x2="11cm" svg:y2="17.55cm" draw:end-shape="id8" draw:end-glue-point="3" svg:d="M7150 3525v14025h3850" svg:viewBox="0 0 3851 14026">
          <text:p/>
        </draw:connector>
        <draw:connector draw:style-name="gr4" draw:text-style-name="P5" draw:layer="layout" svg:x1="15.6cm" svg:y1="17.55cm" svg:x2="17.983cm" svg:y2="17.55cm" draw:start-shape="id8" draw:start-glue-point="1" draw:end-shape="id9" draw:end-glue-point="3" svg:d="M15600 17550h2383" svg:viewBox="0 0 2384 1">
          <text:p/>
        </draw:connector>
        <draw:custom-shape draw:style-name="gr1" draw:text-style-name="P1" xml:id="id11" draw:id="id11" draw:layer="layout" svg:width="4.6cm" svg:height="1.6cm" svg:x="11cm" svg:y="13.035cm">
          <text:p text:style-name="P1"><text:span text:style-name="T1">Str2str</text:span></text:p>
          <text:p text:style-name="P1"><text:span text:style-name="T1">Serial Rtc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65cm" svg:x1="7.15cm" svg:y1="3.525cm" svg:x2="11cm" svg:y2="13.835cm" draw:start-shape="id10" draw:start-glue-point="2" draw:end-shape="id11" draw:end-glue-point="3" svg:d="M7150 3525h50v10310h3800" svg:viewBox="0 0 3851 10311">
          <text:p/>
        </draw:connector>
        <draw:custom-shape draw:style-name="gr5" draw:text-style-name="P2" xml:id="id12" draw:id="id12" draw:layer="layout" svg:width="2.2cm" svg:height="1cm" svg:x="17.983cm" svg:y="13.335cm">
          <text:p text:style-name="P2"><text:span text:style-name="T1">tty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6cm" svg:y1="13.835cm" svg:x2="17.983cm" svg:y2="13.835cm" draw:start-shape="id11" draw:start-glue-point="1" draw:end-shape="id12" draw:end-glue-point="3" svg:d="M15600 13835h2383" svg:viewBox="0 0 2384 1">
          <text:p/>
        </draw:connector>
        <draw:connector draw:style-name="gr4" draw:text-style-name="P5" draw:layer="layout" svg:x1="20.183cm" svg:y1="13.835cm" svg:x2="22.172cm" svg:y2="13.833cm" draw:start-shape="id12" draw:start-glue-point="1" svg:d="M20183 13835h1245v-2h744" svg:viewBox="0 0 1990 3">
          <text:p/>
        </draw:connector>
        <draw:custom-shape draw:style-name="gr8" draw:text-style-name="P2" xml:id="id1" draw:id="id1" draw:layer="layout" svg:width="3.2cm" svg:height="2.4cm" svg:x="5.6cm" svg:y="1.1cm">
          <text:p text:style-name="P2"><text:span text:style-name="T1">Str2str</text:span></text:p>
          <text:p text:style-name="P2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6cm" svg:height="1.6cm" svg:x="11cm" svg:y="5.659cm">
          <text:p text:style-name="P1"><text:span text:style-name="T1">Str2str</text:span></text:p>
          <text:p text:style-name="P1"><text:span text:style-name="T1">Ntrip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.2cm" svg:y1="3.5cm" svg:x2="11cm" svg:y2="6.459cm" draw:start-shape="id1" draw:start-glue-point="2" draw:end-shape="id13" draw:end-glue-point="3" svg:d="M7200 3500v2959h3800" svg:viewBox="0 0 3801 2960">
          <text:p/>
        </draw:connector>
        <draw:connector draw:style-name="gr4" draw:text-style-name="P5" draw:layer="layout" svg:x1="15.6cm" svg:y1="6.459cm" svg:x2="19.183cm" svg:y2="3cm" draw:start-shape="id13" draw:start-glue-point="1" draw:end-shape="id5" draw:end-glue-point="2" svg:d="M15600 6459h3583v-3459" svg:viewBox="0 0 3584 3460">
          <text:p/>
        </draw:connector>
        <draw:custom-shape draw:style-name="gr1" draw:text-style-name="P1" xml:id="id14" draw:id="id14" draw:layer="layout" svg:width="4.6cm" svg:height="1.6cm" svg:x="11cm" svg:y="7.517cm">
          <text:p text:style-name="P1"><text:span text:style-name="T1">Str2str</text:span></text:p>
          <text:p text:style-name="P1"><text:span text:style-name="T1">Ntrip C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.2cm" svg:y1="3.5cm" svg:x2="11cm" svg:y2="8.317cm" draw:start-shape="id1" draw:start-glue-point="2" draw:end-shape="id14" draw:end-glue-point="3" svg:d="M7200 3500v4817h3800" svg:viewBox="0 0 3801 4818">
          <text:p/>
        </draw:connector>
        <draw:connector draw:style-name="gr4" draw:text-style-name="P5" draw:layer="layout" svg:x1="15.6cm" svg:y1="8.317cm" svg:x2="19.183cm" svg:y2="3cm" draw:start-shape="id14" draw:start-glue-point="1" draw:end-shape="id5" draw:end-glue-point="2" svg:d="M15600 8317h3583v-5317" svg:viewBox="0 0 3584 5318">
          <text:p/>
        </draw:connector>
        <draw:custom-shape draw:style-name="gr1" draw:text-style-name="P1" xml:id="id15" draw:id="id15" draw:layer="layout" svg:width="4.6cm" svg:height="1.6cm" svg:x="11cm" svg:y="11.176cm">
          <text:p text:style-name="P1"><text:span text:style-name="T1">Str2str</text:span></text:p>
          <text:p text:style-name="P1"><text:span text:style-name="T1">Rtcm tcp clien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1.675cm" svg:x1="7.15cm" svg:y1="3.525cm" svg:x2="11cm" svg:y2="11.976cm" draw:end-shape="id15" svg:d="M7150 3525v8451h3850" svg:viewBox="0 0 3851 8452">
          <text:p/>
        </draw:connector>
        <draw:connector draw:style-name="gr4" draw:text-style-name="P5" draw:layer="layout" draw:line-skew="4.249cm" svg:x1="15.626cm" svg:y1="12cm" svg:x2="19.183cm" svg:y2="3cm" draw:end-shape="id5" draw:end-glue-point="2" svg:d="M15626 12000h3557v-9000" svg:viewBox="0 0 3558 90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03cm" fo:margin-bottom="0cm" fo:text-indent="0cm"/>
      <style:text-properties fo:font-size="21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7cm" fo:margin-bottom="0cm" fo:text-indent="0cm"/>
      <style:text-properties fo:font-size="1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8.5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 loext:decorative="false"/>
    </style:style>
    <style:style style:name="Mpr3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8cm" svg:height="8.8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3cm" presentation:class="title" presentation:placeholder="true">
        <draw:text-box/>
      </draw:frame>
      <draw:frame presentation:style-name="Midnightblue1-outline1" draw:layer="backgroundobjects" svg:width="26cm" svg:height="10.4cm" svg:x="1cm" svg:y="9.6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6-10T18:36:29.320000000</meta:creation-date>
    <meta:editing-duration>P3DT6H42M34S</meta:editing-duration>
    <meta:editing-cycles>32</meta:editing-cycles>
    <meta:generator>LibreOffice/7.6.4.1$Windows_X86_64 LibreOffice_project/e19e193f88cd6c0525a17fb7a176ed8e6a3e2aa1</meta:generator>
    <dc:title>Midnightblue</dc:title>
    <dc:date>2024-03-24T14:00:09.747000000</dc:date>
    <dc:creator>Stéphane Péneau</dc:creator>
    <meta:document-statistic meta:object-count="88"/>
  </office:meta>
</office:document-meta>
</file>